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</style:style>
  </office:automatic-styles>
  <office:body>
    <office:text>
      <text:h text:style-name="Heading_20_2" text:outline-level="2">Annex al conveni de cessió de bens entre el cedent i la cessionària</text:h>
      <text:p text:style-name="First_20_paragraph">@city, @day de @month de @year</text:p>
      <text:h text:style-name="Heading_20_3" text:outline-level="3">INTERVENEN:</text:h>
      <text:p text:style-name="First_20_paragraph">D'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receiver en representació de @name-company-manager, amb seu a @street-manager, @streetnumber-manager de @city-manager i CIF @vat-manager, en endavant la part CESSIONÀRIA.</text:p>
      <text:h text:style-name="Heading_20_3" text:outline-level="3">MANIFESTEN:</text:h>
      <text:h text:style-name="Heading_20_4" text:outline-level="4">Beneficiaris del maquinari</text:h>
      <text:list text:style-name="L1">
        <text:list-item>
          <text:p text:style-name="P1">La cessionària es compromet a fer arribar una memòria d'impacte social dels maquinari als receptors com a màxim als sis mesos de la cessió del maquinari i la memòria tindrà una llicència Creative Commons d’Attribució 4.0 Internacional i no comercial (CC BY-NC).</text:p>
        </text:list-item>
        <text:list-item>
          <text:p text:style-name="P1">Les entitats receptores del maquinari de la cedent són preferiblement entitats ubicades en la proximitat del cedent.</text:p>
        </text:list-item>
        <text:list-item>
          <text:p text:style-name="P1">entitats ubicades En el moment de la cessió de bens, la cedent permet a la cessionària lliurar el maquinari a entitats que li proveeixen de serveis (proveïdors) i a entitats d’interès social i a programes solidaris (receptors) i aquest lliurament es pot realitzar a les mateixes instal·lacions de la cedent i no requereix que la cessionària hi sigui presencialment.</text:p>
        </text:list-item>
        <text:list-item>
          <text:p text:style-name="P1">La cessionària compromet al receptor a que faci un ús social del maquinari i que al finalitzar el seu temps d'ús el retorni a la cessionaria i en cas de no ser reutilitzable el porti a un punt verd autoritzat.</text:p>
        </text:list-item>
      </text:list>
      <text:p text:style-name="First_20_paragraph">I en prova de conformitat les dues parts signen aquest acord, per duplicat i a un sol efecte, en la data i el lloc esmentats a l’encapçalament.</text:p>
      <text:p text:style-name="Text_20_body">@name-person-donor ...........................................</text:p>
      <text:p text:style-name="Text_20_body">@name-company-donor 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